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0000001908D8ED53F.jpg" manifest:media-type="image/jpeg"/>
  <manifest:file-entry manifest:full-path="Pictures/1000000000000185000000B38E185DF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MT" svg:font-family="ArialMT, 'Klee One'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7.247cm" fo:margin-left="-0.191cm" table:align="left" style:writing-mode="lr-tb"/>
    </style:style>
    <style:style style:name="Tabla1.A" style:family="table-column">
      <style:table-column-properties style:column-width="5.943cm"/>
    </style:style>
    <style:style style:name="Tabla1.B" style:family="table-column">
      <style:table-column-properties style:column-width="11.30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P3" style:family="paragraph" style:parent-style-name="Header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Calibri" fo:font-size="12pt" style:font-size-asian="12pt" style:font-name-complex="Calibri" style:font-size-complex="12pt"/>
    </style:style>
    <style:style style:name="P6" style:family="paragraph" style:parent-style-name="Standard">
      <style:paragraph-properties style:snap-to-layout-grid="false"/>
      <style:text-properties style:font-name="Calibri" fo:font-size="12pt" style:font-size-asian="12pt" style:font-name-complex="Calibri" style:font-size-complex="12pt"/>
    </style:style>
    <style:style style:name="P7" style:family="paragraph" style:parent-style-name="Standard">
      <style:paragraph-properties style:snap-to-layout-grid="false"/>
      <style:text-properties style:font-name="Calibri" fo:font-size="12pt" officeooo:paragraph-rsid="000d6ac1" style:font-size-asian="12pt" style:font-name-complex="Calibri" style:font-size-complex="12pt"/>
    </style:style>
    <style:style style:name="P8" style:family="paragraph" style:parent-style-name="Standard">
      <style:paragraph-properties style:snap-to-layout-grid="false"/>
      <style:text-properties style:font-name="Calibri" fo:font-size="12pt" officeooo:paragraph-rsid="0012861d" style:font-size-asian="12pt" style:font-name-complex="Calibri" style:font-size-complex="12pt"/>
    </style:style>
    <style:style style:name="P9" style:family="paragraph" style:parent-style-name="Standard">
      <style:paragraph-properties style:snap-to-layout-grid="false"/>
      <style:text-properties style:font-name="Calibri" fo:font-size="12pt" officeooo:rsid="0011f2e0" officeooo:paragraph-rsid="0011f2e0" style:font-size-asian="12pt" style:font-name-complex="Calibri" style:font-size-complex="12pt"/>
    </style:style>
    <style:style style:name="P10" style:family="paragraph" style:parent-style-name="Standard">
      <style:text-properties style:font-name="Calibri" fo:font-size="12pt" style:font-name-asian="Calibri" style:font-size-asian="12pt" style:font-name-complex="Calibri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style:font-name-asian="Calibri" style:font-size-asian="12pt" style:font-name-complex="Calibri" style:font-size-complex="12pt"/>
    </style:style>
    <style:style style:name="P12" style:family="paragraph" style:parent-style-name="Standard">
      <style:paragraph-properties style:snap-to-layout-grid="false"/>
      <style:text-properties style:font-name="Calibri" fo:font-size="12pt" fo:font-weight="bold" officeooo:rsid="000d3147" officeooo:paragraph-rsid="000d3147" style:font-size-asian="12pt" style:font-weight-asian="bold" style:font-name-complex="Calibri" style:font-size-complex="12pt" style:font-weight-complex="bold"/>
    </style:style>
    <style:style style:name="P13" style:family="paragraph" style:parent-style-name="Standard">
      <style:text-properties fo:color="#002060" loext:opacity="100%" style:font-name="Calibri" fo:font-size="18pt" fo:font-weight="bold" style:font-name-asian="ArialMT" style:font-size-asian="18pt" style:font-weight-asian="bold" style:font-name-complex="Calibri" style:font-size-complex="18pt" style:font-weight-complex="bold"/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2pt" style:font-name-asian="Calibri" style:font-size-asian="12pt" style:font-name-complex="Calibri" style:font-size-complex="12pt"/>
    </style:style>
    <style:style style:name="P16" style:family="paragraph" style:parent-style-name="Standard">
      <style:text-properties style:font-name="Calibri" fo:font-size="12pt" fo:font-weight="bold" style:font-size-asian="12pt" style:font-weight-asian="bold" style:font-name-complex="Calibri" style:font-size-complex="12pt" style:font-weight-complex="bold"/>
    </style:style>
    <style:style style:name="P17" style:family="paragraph" style:parent-style-name="Standard">
      <style:paragraph-properties style:snap-to-layout-grid="false"/>
      <style:text-properties style:font-name="Calibri" fo:font-size="12pt" officeooo:rsid="0012861d" officeooo:paragraph-rsid="0012861d" style:font-size-asian="12pt" style:font-name-complex="Calibri" style:font-size-complex="12pt"/>
    </style:style>
    <style:style style:name="P18" style:family="paragraph" style:parent-style-name="Standard">
      <style:paragraph-properties style:snap-to-layout-grid="false"/>
      <style:text-properties style:font-name="Calibri" fo:font-size="12pt" officeooo:paragraph-rsid="0016459f" style:font-size-asian="12pt" style:font-name-complex="Calibri" style:font-size-complex="12pt"/>
    </style:style>
    <style:style style:name="P19" style:family="paragraph" style:parent-style-name="Standard">
      <style:paragraph-properties style:snap-to-layout-grid="false"/>
      <style:text-properties style:font-name="Calibri" fo:font-size="12pt" style:text-underline-style="none" officeooo:paragraph-rsid="0016459f" style:font-size-asian="12pt" style:font-name-complex="Calibri" style:font-size-complex="12pt"/>
    </style:style>
    <style:style style:name="P20" style:family="paragraph" style:parent-style-name="Standard">
      <style:paragraph-properties style:snap-to-layout-grid="false"/>
      <style:text-properties style:font-name="Calibri" fo:font-size="12pt" style:text-underline-style="none" officeooo:paragraph-rsid="001759a6" style:font-size-asian="12pt" style:font-name-complex="Calibri" style:font-size-complex="12pt"/>
    </style:style>
    <style:style style:name="T1" style:family="text">
      <style:text-properties style:font-name="Calibri" fo:font-size="12pt" style:font-size-asian="12pt" style:font-name-complex="Calibri" style:font-size-complex="12pt"/>
    </style:style>
    <style:style style:name="T2" style:family="text">
      <style:text-properties style:font-name="Calibri" fo:font-size="12pt" style:font-name-asian="Calibri" style:font-size-asian="12pt" style:font-name-complex="Calibri" style:font-size-complex="12pt"/>
    </style:style>
    <style:style style:name="T3" style:family="text">
      <style:text-properties style:font-name="Calibri" fo:font-size="12pt" fo:font-weight="bold" style:font-size-asian="12pt" style:font-weight-asian="bold" style:font-name-complex="Calibri" style:font-size-complex="12pt" style:font-weight-complex="bold"/>
    </style:style>
    <style:style style:name="T4" style:family="text"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style:font-name="Calibri" fo:font-size="12pt" fo:font-weight="normal" style:font-size-asian="12pt" style:font-weight-asian="normal" style:font-name-complex="Calibri" style:font-size-complex="12pt" style:font-weight-complex="normal"/>
    </style:style>
    <style:style style:name="T6" style:family="text">
      <style:text-properties fo:color="#002060" loext:opacity="100%" style:font-name="Calibri" fo:font-size="18pt" fo:font-weight="bold" style:font-name-asian="ArialMT" style:font-size-asian="18pt" style:font-weight-asian="bold" style:font-name-complex="Calibri" style:font-size-complex="18pt" style:font-weight-complex="bold"/>
    </style:style>
    <style:style style:name="T7" style:family="text">
      <style:text-properties fo:color="#002060" loext:opacity="100%" style:font-name="Calibri" fo:font-size="18pt" fo:font-weight="bold" officeooo:rsid="0015c50f" style:font-name-asian="ArialMT" style:font-size-asian="18pt" style:font-weight-asian="bold" style:font-name-complex="Calibri" style:font-size-complex="18pt" style:font-weight-complex="bold"/>
    </style:style>
    <style:style style:name="T8" style:family="text">
      <style:text-properties officeooo:rsid="000d6ac1"/>
    </style:style>
    <style:style style:name="T9" style:family="text">
      <style:text-properties officeooo:rsid="000ed193"/>
    </style:style>
    <style:style style:name="T10" style:family="text">
      <style:text-properties officeooo:rsid="000ff8dc"/>
    </style:style>
    <style:style style:name="T11" style:family="text">
      <style:text-properties officeooo:rsid="0016459f"/>
    </style:style>
    <style:style style:name="T12" style:family="text">
      <style:text-properties officeooo:rsid="001759a6"/>
    </style:style>
    <style:style style:name="T13" style:family="text">
      <style:text-properties style:text-underline-style="none" officeooo:rsid="000ff8d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6459f" style:font-weight-asian="bold" style:font-weight-complex="bold"/>
    </style:style>
    <style:style style:name="T16" style:family="text">
      <style:text-properties fo:font-weight="bold" officeooo:rsid="001759a6" style:font-weight-asian="bold" style:font-weight-complex="bold"/>
    </style:style>
    <style:style style:name="T17" style:family="text">
      <style:text-properties officeooo:rsid="001b2a9a"/>
    </style:style>
    <style:style style:name="T18" style:family="text">
      <style:text-properties officeooo:rsid="001caa82"/>
    </style:style>
    <style:style style:name="T19" style:family="text">
      <style:text-properties officeooo:rsid="001dea5e"/>
    </style:style>
    <style:style style:name="T20" style:family="text">
      <style:text-properties officeooo:rsid="001f8909"/>
    </style:style>
    <style:style style:name="T21" style:family="text">
      <style:text-properties officeooo:rsid="0025fd6e"/>
    </style:style>
    <style:style style:name="T22" style:family="text">
      <style:text-properties style:text-underline-style="solid" style:text-underline-width="auto" style:text-underline-color="font-color" officeooo:rsid="0025fd6e"/>
    </style:style>
    <style:style style:name="T23" style:family="text">
      <style:text-properties officeooo:rsid="0029ab6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1.466cm, 0cm, 1.7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normaltextrun"/></text:p>
      <text:p text:style-name="Standard"><text:span text:style-name="normaltextrun"/></text:p>
      <text:p text:style-name="Standard"/>
      <text:p text:style-name="P4"><text:span text:style-name="T6">Propuesta de proyecto personal para la realización del Módulo de Proyecto – 2º DAM – curso 2</text:span><text:span text:style-name="T7">4</text:span><text:span text:style-name="T6">/2</text:span><text:span text:style-name="T7">5</text:span></text:p>
      <text:p text:style-name="P13"/>
      <text:p text:style-name="Standard"/>
      <text:p text:style-name="P11">Tipos de proyectos que se pueden realizar:</text:p>
      <text:p text:style-name="P11"/>
      <text:p text:style-name="P14"><text:span text:style-name="T2">a) </text:span><text:span text:style-name="T4">Proyecto documental</text:span><text:span text:style-name="T2">: Se dirigirá al análisis y comentario crítico de trabajos científicos publicados recientemente sobre un tema específico de actualidad relacionado con el ciclo formativo, o sobre la evolución tecnológica experimentada en el campo relacionado con el título.</text:span></text:p>
      <text:p text:style-name="P14"><text:span text:style-name="T2">b) </text:span><text:span text:style-name="T4">Proyecto de innovación</text:span><text:span text:style-name="T2">, </text:span><text:span text:style-name="T4">investigación experimental o desarrollo:</text:span><text:span text:style-name="T2"> Consistirá en la realización de un proyecto de innovación o de investigación experimental, de producción de un objeto tecnológico, de desarrollo aplicado o de diseño de un procedimiento relacionado con la calidad, la prevención laboral o la protección del medio ambiente.</text:span></text:p>
      <text:p text:style-name="P14"><text:span text:style-name="T2">c) </text:span><text:span text:style-name="T4">Proyecto de gestión:</text:span><text:span text:style-name="T2"> Estará encaminado a la realización de estudios de viabilidad y mercadotecnia o la elaboración de un proyecto empresarial</text:span></text:p>
      <text:p text:style-name="P5"/>
      <text:p text:style-name="Standard"/>
      <text:p text:style-name="P14"><text:span text:style-name="T2">Una vez estudiada la propuesta por el profesorado que imparte docencia en el curso correspondiente, el tutor indicará si es aceptado o no; o si debe modificarse algún apartado.</text:span><text:span text:style-name="T2"/></text:p>
      <text:p text:style-name="P10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Standard"><text:span text:style-name="T3">Nombre y apellidos del alumno</text:span><text:span text:style-name="T3"/></text:p>
          </table:table-cell>
          <table:table-cell table:style-name="Tabla1.A1" office:value-type="string">
            <text:p text:style-name="P12">Hugo del Rey Holgueras</text:p>
          </table:table-cell>
        </table:table-row>
        <table:table-row table:style-name="Tabla1.1">
          <table:table-cell table:style-name="Tabla1.A1" office:value-type="string">
            <text:p text:style-name="P16">Título del proyecto</text:p>
          </table:table-cell>
          <table:table-cell table:style-name="Tabla1.A1" office:value-type="string">
            <text:p text:style-name="P12">Creación de juegos con Godot 4.4</text:p>
          </table:table-cell>
        </table:table-row>
        <table:table-row table:style-name="Tabla1.1">
          <table:table-cell table:style-name="Tabla1.A1" table:number-columns-spanned="2" office:value-type="string">
            <text:p text:style-name="Standard"><text:span text:style-name="T3">Descripción</text:span><text:span text:style-name="T1">: incluir una descripción, lo más detallada posible, del proyecto que se propone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7"><text:span text:style-name="T8">Creación de un </text:span><text:span text:style-name="T21">clon de </text:span><text:span text:style-name="T22">Flappy Bird</text:span><text:span text:style-name="T8"> usando el motor Godot en su versión 4.4, </text:span><text:span text:style-name="T23">se guardarán las puntuaciones de los jugadores en una base de datos para poder hacer una tabla de puntuaciones usando una API</text:span><text:span text:style-name="T8">, </text:span><text:span text:style-name="T9">también</text:span><text:span text:style-name="T8"> se estudiará</text:span><text:span text:style-name="T9">n los procesos necesarios para crear juegos desde su fase de diseño inicial hasta </text:span><text:span text:style-name="T10">la exportación final a múltiples plataformas</text:span><text:span text:style-name="T9">.</text:span></text:p>
            <text:p text:style-name="P5"/>
          </table:table-cell>
          <table:covered-table-cell/>
        </table:table-row>
        <text:soft-page-break/>
        <table:table-row table:style-name="Tabla1.1">
          <table:table-cell table:style-name="Tabla1.A1" table:number-columns-spanned="2" office:value-type="string">
            <text:h text:style-name="Heading_20_5" text:outline-level="5"><text:span text:style-name="T3">Contenidos curriculares</text:span><text:span text:style-name="T1">: </text:span><text:span text:style-name="T5">indicar los principales contenidos del proyecto propuesto, relacionándolos con los contenidos de los módulos del Ciclo Formativo de Grado Superior cursado</text:span></text:h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19">− <text:span text:style-name="T15">Diseño de interfaces:</text:span><text:span text:style-name="T11"> Crear una interfaz intuitiva y fácil de usar</text:span></text:p>
            <text:p text:style-name="P19">− <text:span text:style-name="T15">PMDM</text:span><text:span text:style-name="T14">:</text:span> <text:span text:style-name="T11">Exportar el juego a dispositivos móviles</text:span></text:p>
            <text:p text:style-name="P19">− <text:span text:style-name="T15">Acceso a Datos: </text:span><text:span text:style-name="T11">Guardar información de la partida en un</text:span><text:span text:style-name="T17">a</text:span><text:span text:style-name="T11"> </text:span><text:span text:style-name="T17">base de datos</text:span></text:p>
            <text:p text:style-name="P19">− <text:span text:style-name="T15">SGE: </text:span><text:span text:style-name="T11">Conectar</text:span><text:span text:style-name="T18">se</text:span><text:span text:style-name="T11"> a la base de datos </text:span><text:span text:style-name="T12">con una API</text:span></text:p>
            <text:p text:style-name="P20">− <text:span text:style-name="T16">PSP: </text:span><text:span text:style-name="T12">Usar hilos para las pantallas de carga </text:span><text:span text:style-name="T19">y las llamadas a la API</text:span></text:p>
            <text:p text:style-name="P18"><text:span text:style-name="T13"/></text:p>
            <text:p text:style-name="P6">− Aplicar los conocimientos generales de programación a un lenguaje nuevo</text:p>
            <text:p text:style-name="P5"/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Standard"><text:span text:style-name="T3">Objetivos</text:span><text:span text:style-name="T1">: indicar los objetivos que se pretenden conseguir con la realización del proyecto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9">1. Aprender a usar el motor de videojuegos Godot y su lenguaje propio GDScript</text:p>
            <text:p text:style-name="P9">2. Aprender a organizar una aplicación compleja de principio a fin</text:p>
            <text:p text:style-name="P5"/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Standard"><text:span text:style-name="T3">Recursos necesarios</text:span><text:span text:style-name="T1">: enumerar los recursos necesarios para la correcta realización del proyecto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9">Para desarrollar el proyecto serán necesarios Godot4.4 para programar el juego, Aseprite y Gimp para la creación de gráficos pixel art y manipulación de imágenes y Audacity para realizar ajustes pequeños a efectos de sonido.</text:p>
            <text:p text:style-name="P5"/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Standard"><text:span text:style-name="T3">Resultados esperados</text:span><text:span text:style-name="T1">: indicar los resultados que se espera conseguir 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17">Obtener un videojuego funcional y entender el funcionamiento de Godot4.4</text:p>
            <text:p text:style-name="P8"/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normaltextrun"/></text:p>
      <text:p text:style-name="Standard"><text:span text:style-name="normaltextrun"/></text:p>
      <text:p text:style-name="P4"><text:span text:style-name="normaltextrun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MT" svg:font-family="ArialMT, 'Klee One'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ahoma" style:font-family-complex="Tahoma" style:font-family-generic-complex="swiss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orphans="2" fo:widows="2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Footer" style:family="paragraph" style:parent-style-name="Standard" style:class="extra">
      <style:paragraph-properties fo:orphans="2" fo:widows="2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justify" style:justify-single-word="false" fo:orphans="2" fo:widows="2"/>
      <style:text-properties fo:color="#000000" loext:opacity="100%" style:font-name="Verdana" fo:font-family="Verdana" style:font-family-generic="swiss" style:font-pitch="variable" fo:font-size="8.5pt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Arial" fo:font-family="Arial" style:font-family-generic="swiss" style:font-pitch="variable" fo:font-size="12pt" fo:language="es" fo:country="ES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Normal_20__28_Web_29_14" style:display-name="Normal (Web)14" style:family="paragraph" style:parent-style-name="Default" style:next-style-name="Default">
      <style:text-properties fo:color="#000000" loext:opacity="100%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comentario" style:display-name="Texto comentario" style:family="paragraph" style:parent-style-name="Standard"/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paragraph" style:family="paragraph" style:parent-style-name="Standard">
      <style:paragraph-properties fo:margin-top="0.494cm" fo:margin-bottom="0.494cm" style:contextual-spacing="false" fo:orphans="2" fo:widows="2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fo:font-weight="bold" style:font-weight-asian="bold"/>
    </style:style>
    <style:style style:name="WW8Num12z0" style:family="text">
      <style:text-properties fo:font-weight="bold" style:font-weight-asian="bold"/>
    </style:style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fo:font-weight="bold" style:font-weight-asian="bold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ahoma" style:font-family-complex="Tahoma" style:font-family-generic-complex="swiss" style:font-pitch-complex="variable" style:font-size-complex="10pt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ahoma" style:font-family-complex="Tahoma" style:font-family-generic-complex="swiss" style:font-pitch-complex="variable" style:font-size-complex="10pt" style:font-weight-complex="bold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ui-provider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•">
        <style:list-level-properties text:list-level-position-and-space-mode="label-alignment">
          <style:list-level-label-alignment text:label-followed-by="listtab" fo:text-indent="-1.244cm" fo:margin-left="6.324cm"/>
        </style:list-level-properties>
        <style:text-properties style:font-name="Verdana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WW8Num4z4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WW8Num4z4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714cm" fo:margin-left="0.87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6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3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0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7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4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1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8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5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9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6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3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0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7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4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1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8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5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8.13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0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7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1.94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21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48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5.75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7.0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8.2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o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Courier New"/>
      </text:list-level-style-bullet>
      <text:list-level-style-bullet text:level="2" text:style-name="WW8Num22z0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2z0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2z0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Wingdings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text:style-name="WW8Num23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text:style-name="WW8Num2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WW8Num2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text:style-name="WW8Num23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text:style-name="WW8Num2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WW8Num2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text:style-name="WW8Num23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2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2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8Num27z0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0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0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6.38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5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2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9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6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00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7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0" loext:num-list-format="%2%.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4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4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loext:num-list-format="%1%.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8Num37z0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0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0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7.381cm" table:align="center" style:writing-mode="lr-tb"/>
    </style:style>
    <style:style style:name="Tabla2.A" style:family="table-column">
      <style:table-column-properties style:column-width="4.99cm"/>
    </style:style>
    <style:style style:name="Tabla2.B" style:family="table-column">
      <style:table-column-properties style:column-width="9.587cm"/>
    </style:style>
    <style:style style:name="Tabla2.C" style:family="table-column">
      <style:table-column-properties style:column-width="2.80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Header">
      <style:paragraph-properties fo:text-align="end" style:justify-single-word="false" style:snap-to-layout-grid="false"/>
    </style:style>
    <style:style style:name="MP3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1.466cm, 0cm, 1.7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501cm" fo:margin-left="2cm" fo:margin-right="2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 9" text:anchor-type="as-char" svg:width="3.313cm" svg:height="1.528cm" draw:z-index="1"><draw:image xlink:href="Pictures/1000000000000185000000B38E185DFB.jpg" xlink:type="simple" xlink:show="embed" xlink:actuate="onLoad" draw:mime-type="image/jpeg"/></draw:frame></text:p>
            </table:table-cell>
            <table:table-cell table:style-name="Tabla2.A1" office:value-type="string">
              <text:p text:style-name="MP2"/>
            </table:table-cell>
            <table:table-cell table:style-name="Tabla2.A1" office:value-type="string">
              <text:p text:style-name="MP3"><draw:frame draw:style-name="Mfr2" draw:name="0 Imagen" text:anchor-type="as-char" svg:width="2.424cm" svg:height="1.693cm" draw:z-index="3"><draw:image xlink:href="Pictures/1000000000000190000001908D8ED53F.jpg" xlink:type="simple" xlink:show="embed" xlink:actuate="onLoad" draw:mime-type="image/jpeg"/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yo</meta:initial-creator>
    <meta:creation-date>2024-03-03T11:26:00</meta:creation-date>
    <dc:date>2025-03-20T21:20:21.344558024</dc:date>
    <meta:print-date>2025-03-20T21:21:35.818516124</meta:print-date>
    <meta:editing-cycles>26</meta:editing-cycles>
    <meta:editing-duration>PT4H10M10S</meta:editing-duration>
    <meta:generator>LibreOffice/24.2.7.2$Linux_X86_64 LibreOffice_project/420$Build-2</meta:generator>
    <meta:printed-by>Archivos PDF</meta:printed-by>
    <meta:document-statistic meta:table-count="2" meta:image-count="2" meta:object-count="0" meta:page-count="2" meta:paragraph-count="28" meta:word-count="449" meta:character-count="2870" meta:non-whitespace-character-count="2444"/>
    <meta:user-defined meta:name="ContentTypeId">0x010100DDF78FEB1E7C3C4B8B7DDCD237609C0D</meta:user-defined>
    <meta:user-defined meta:name="MediaServiceImageTags"/>
    <meta:user-defined meta:name="TaxCatchAll"/>
    <meta:user-defined meta:name="lcf76f155ced4ddcb4097134ff3c332f"/>
  </office:meta>
</office:document-meta>
</file>